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Source_Serif_4_Variable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erif 4 Variable" svg:font-family="'Source Serif 4 Variable'" style:font-adornments="Regular" style:font-family-generic="roman" style:font-pitch="variable">
      <svg:font-face-src>
        <svg:font-face-uri xlink:href="Fonts/Font_Source_Serif_4_Variable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P1" style:family="paragraph" style:parent-style-name="Text_20_body">
      <style:paragraph-properties style:writing-mode="lr-tb"/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e of the garden thou mayest freely e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erif 4 Variable" svg:font-family="'Source Serif 4 Variable'" style:font-adornments="Regular" style:font-family-generic="roman" style:font-pitch="variable">
      <svg:font-face-src>
        <svg:font-face-uri xlink:href="Fonts/Font_Source_Serif_4_Variable_1.ttf" xlink:type="simple" loext:font-style="normal" loext:font-weight="normal">
          <svg:font-face-format svg:string="truetype"/>
        </svg:font-face-uri>
        <svg:font-face-uri xlink:href="Fonts/Font_Source_Serif_4_Variable_1.ttf" xlink:type="simple" loext:font-style="normal" loext:font-weight="bold">
          <svg:font-face-format svg:string="truetype"/>
        </svg:font-face-uri>
      </svg:font-face-src>
    </style:font-face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 fo:text-indent="0pt" style:auto-text-indent="false" style:page-number="auto" loext:word-spacing-minimum="75%" loext:word-spacing-maximum="133%" loext:letter-spacing-minimum="-3%" loext:letter-spacing-maximum="5%" loext:text-scale-minimum="97%" loext:text-scale-maximum="103%"/>
      <style:text-properties style:font-name="Source Serif 4 Variable" fo:font-family="'Source Serif 4 Variable'" style:font-style-name="Regular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94.99pt" fo:page-height="842pt" style:num-format="1" style:print-orientation="portrait" fo:margin-top="72pt" fo:margin-bottom="72pt" fo:margin-left="195pt" fo:margin-right="195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14.14pt" fo:margin-left="0pt" fo:margin-right="0pt" fo:margin-bottom="0pt"/>
      </style:header-style>
      <style:footer-style/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</meta:editing-cycles>
    <meta:editing-duration>PT47S</meta:editing-duration>
    <dc:date>2025-09-24T11:39:13.515275944</dc:date>
    <meta:generator>LibreOfficeDev/26.2.0.0.alpha0$Linux_X86_64 LibreOffice_project/3765f46745ed659e00039481bc1df00819c39ded</meta:generator>
    <meta:document-statistic meta:table-count="0" meta:image-count="0" meta:object-count="0" meta:page-count="1" meta:paragraph-count="1" meta:word-count="8" meta:character-count="41" meta:non-whitespace-character-count="34"/>
  </office:meta>
</office:document-meta>
</file>